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4.12cm"/>
    </style:style>
    <style:style style:name="co3" style:family="table-column">
      <style:table-column-properties fo:break-before="auto" style:column-width="11.64cm"/>
    </style:style>
    <style:style style:name="co4" style:family="table-column">
      <style:table-column-properties fo:break-before="auto" style:column-width="6.237cm"/>
    </style:style>
    <style:style style:name="co5" style:family="table-column">
      <style:table-column-properties fo:break-before="auto" style:column-width="8.334cm"/>
    </style:style>
    <style:style style:name="co6" style:family="table-column">
      <style:table-column-properties fo:break-before="auto" style:column-width="0.88cm"/>
    </style:style>
    <style:style style:name="co7" style:family="table-column">
      <style:table-column-properties fo:break-before="auto" style:column-width="2.314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3.57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ano_original_procur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,C4,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3" calcext:value-type="float">
            <text:p>3</text:p>
          </table:table-cell>
          <table:table-cell office:value-type="float" office:value="0.16" calcext:value-type="float">
            <text:p>0.16</text:p>
          </table:table-cell>
          <table:table-cell table:formula="of:=[.F2]*[.G2]" office:value-type="float" office:value="0.48" calcext:value-type="float">
            <text:p>0.48</text:p>
          </table:table-cell>
          <table:table-cell office:value-type="string" calcext:value-type="string">
            <text:p><text:a xlink:href="https://www.digikey.ca/en/products/detail/murata-electronics/GRM21BR71A105KA01L/586695" xlink:type="simple">https://www.digikey.ca/en/products/detail/murata-electronics/GRM21BR71A105KA01L/586695</text:a></text:p>
          </table:table-cell>
          <table:table-cell office:value-type="string" calcext:value-type="string">
            <text:p>GRM21BR71A105KA01L</text:p>
          </table:table-cell>
        </table:table-row>
        <table:table-row table:style-name="ro1">
          <table:table-cell office:value-type="string" calcext:value-type="string">
            <text:p>C2,C6,C8,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npolarized capacitor</text:p>
          </table:table-cell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.23</text:p>
          </table:table-cell>
          <table:table-cell table:formula="of:=[.F3]*[.G3]" office:value-type="float" office:value="0.92" calcext:value-type="float">
            <text:p>0.92</text:p>
          </table:table-cell>
          <table:table-cell office:value-type="string" calcext:value-type="string">
            <text:p><text:a xlink:href="https://www.digikey.ca/en/products/detail/murata-electronics/GCJ21BR72A104KA01L/2786665" xlink:type="simple">https://www.digikey.ca/en/products/detail/murata-electronics/GCJ21BR72A104KA01L/2786665</text:a></text:p>
          </table:table-cell>
          <table:table-cell office:value-type="string" calcext:value-type="string">
            <text:p>GCJ21BR72A104KA01L</text:p>
          </table:table-cell>
        </table:table-row>
        <table:table-row table:style-name="ro1">
          <table:table-cell office:value-type="string" calcext:value-type="string">
            <text:p>C3,C5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Tantalum_SMD:CP_EIA-3216-18_Kemet-A_HandSolder</text:p>
          </table:table-cell>
          <table:table-cell office:value-type="string" calcext:value-type="string">
            <text:p><text:a xlink:href="https://www.mouser.ca/datasheet/2/447/KEM_T2050_T491_AUTO-3316838.pdf" xlink:type="simple">https://www.mouser.ca/datasheet/2/447/KEM_T2050_T491_AUTO-3316838.pdf</text:a></text:p>
          </table:table-cell>
          <table:table-cell office:value-type="string" calcext:value-type="string">
            <text:p>Polarized capacitor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table:formula="of:=[.F4]*[.G4]" office:value-type="float" office:value="1.7" calcext:value-type="float">
            <text:p>1.7</text:p>
          </table:table-cell>
          <table:table-cell office:value-type="string" calcext:value-type="string">
            <text:p><text:a xlink:href="https://www.mouser.ca/ProductDetail/KEMET/T491A475K016ATAUTO?qs=WOKUqv%2F%2FT%2FajmXGoWOX%252BHg%3D%3D" xlink:type="simple">https://www.mouser.ca/ProductDetail/KEMET/T491A475K016ATAUTO?qs=WOKUqv%2F%2FT%2FajmXGoWOX%252BHg%3D%3D</text:a>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Green_POW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F5]*[.G5]" office:value-type="float" office:value="0.15" calcext:value-type="float">
            <text:p>0.15</text:p>
          </table:table-cell>
          <table:table-cell office:value-type="string" calcext:value-type="string">
            <text:p><text:a xlink:href="https://www.digikey.ca/en/products/detail/liteon/LTST-C171GKT/386793" xlink:type="simple">https://www.digikey.ca/en/products/detail/liteon/LTST-C171GKT/386793</text:a>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S1P3L</text:p>
          </table:table-cell>
          <table:table-cell office:value-type="string" calcext:value-type="string">
            <text:p>Diode_SMD:D_SMP_DO-220AA</text:p>
          </table:table-cell>
          <table:table-cell office:value-type="string" calcext:value-type="string">
            <text:p><text:a xlink:href="https://www.vishay.com/docs/88915/ss1p3l.pdf" xlink:type="simple">https://www.vishay.com/docs/88915/ss1p3l.pdf</text:a></text:p>
          </table:table-cell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formula="of:=[.F6]*[.G6]" office:value-type="float" office:value="0.46" calcext:value-type="float">
            <text:p>0.46</text:p>
          </table:table-cell>
          <table:table-cell office:value-type="string" calcext:value-type="string">
            <text:p><text:a xlink:href="https://www.digikey.ca/en/products/detail/vishay-general-semiconductor-diodes-division/SS1P3L-M3-84A/1091542" xlink:type="simple">https://www.digikey.ca/en/products/detail/vishay-general-semiconductor-diodes-division/SS1P3L-M3-84A/1091542</text:a>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Red_RX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F7]*[.G7]" office:value-type="float" office:value="0.15" calcext:value-type="float">
            <text:p>0.15</text:p>
          </table:table-cell>
          <table:table-cell office:value-type="string" calcext:value-type="string">
            <text:p><text:a xlink:href="https://www.digikey.ca/en/products/detail/liteon/LTST-C171KRKT/386801" xlink:type="simple">https://www.digikey.ca/en/products/detail/liteon/LTST-C171KRKT/386801</text:a>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_Green_TX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F8]*[.G8]" office:value-type="float" office:value="0.15" calcext:value-type="float">
            <text:p>0.15</text:p>
          </table:table-cell>
          <table:table-cell office:value-type="string" calcext:value-type="string">
            <text:p><text:a xlink:href="https://www.digikey.ca/en/products/detail/liteon/LTST-C171GKT/386793" xlink:type="simple">https://www.digikey.ca/en/products/detail/liteon/LTST-C171GKT/386793</text:a></text:p>
          </table:table-cell>
          <table:table-cell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_Orange_ONB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ight emitting diod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[.F9]*[.G9]" office:value-type="float" office:value="0.15" calcext:value-type="float">
            <text:p>0.15</text:p>
          </table:table-cell>
          <table:table-cell office:value-type="string" calcext:value-type="string">
            <text:p><text:a xlink:href="https://www.digikey.ca/en/products/detail/liteon/LTST-C170KFKT/386775" xlink:type="simple">https://www.digikey.ca/en/products/detail/liteon/LTST-C170KFKT/386775</text:a>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TC RESET FUSE</text:p>
          </table:table-cell>
          <table:table-cell office:value-type="string" calcext:value-type="string">
            <text:p>Fuse:Fuse_0603_1608Metric_Pad1.05x0.95mm_HandSolder</text:p>
          </table:table-cell>
          <table:table-cell office:value-type="string" calcext:value-type="string">
            <text:p><text:a xlink:href="https://www.bourns.com/docs/product-datasheets/mf-fsmf.pdf" xlink:type="simple">https://www.bourns.com/docs/product-datasheets/mf-fsmf.pdf</text:a>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formula="of:=[.F10]*[.G10]" office:value-type="float" office:value="0.49" calcext:value-type="float">
            <text:p>0.49</text:p>
          </table:table-cell>
          <table:table-cell office:value-type="string" calcext:value-type="string">
            <text:p><text:a xlink:href="https://www.digikey.ca/en/products/detail/bourns-inc/MF-FSMF050X-2/2039256" xlink:type="simple">https://www.digikey.ca/en/products/detail/bourns-inc/MF-FSMF050X-2/2039256</text:a></text:p>
          </table:table-cell>
          <table:table-cell/>
        </table:table-row>
        <table:table-row table:style-name="ro1">
          <table:table-cell office:value-type="string" calcext:value-type="string">
            <text:p>FID1,FID2,FID3,FIDe1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0.75mm_Mask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Fiducial Mar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1]*[.G11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Amphenol_10118193-0001LF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SB Micro Type B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table:formula="of:=[.F12]*[.G12]" office:value-type="float" office:value="0.41" calcext:value-type="float">
            <text:p>0.41</text:p>
          </table:table-cell>
          <table:table-cell office:value-type="string" calcext:value-type="string">
            <text:p><text:a xlink:href="https://www.digikey.ca/en/products/detail/amphenol-cs-fci/10118193-0001LF/2785388" xlink:type="simple">https://www.digikey.ca/en/products/detail/amphenol-cs-fci/10118193-0001LF/2785388</text:a></text:p>
          </table:table-cell>
          <table:table-cell/>
        </table:table-row>
        <table:table-row table:style-name="ro1">
          <table:table-cell office:value-type="string" calcext:value-type="string">
            <text:p>J2,J3</text:p>
          </table:table-cell>
          <table:table-cell office:value-type="string" calcext:value-type="string">
            <text:p>Conn_01x15</text:p>
          </table:table-cell>
          <table:table-cell office:value-type="string" calcext:value-type="string">
            <text:p>Connector_PinSocket_2.54mm:PinSocket_1x15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single row, 01x15, script generated (kicad-library-utils/schlib/autogen/connector/)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formula="of:=[.F13]*[.G13]" office:value-type="float" office:value="0.4" calcext:value-type="float">
            <text:p>0.4</text:p>
          </table:table-cell>
          <table:table-cell office:value-type="string" calcext:value-type="string">
            <text:p><text:a xlink:href="https://www.digikey.ca/en/products/detail/adam-tech/PH1-15-UA/9830359" xlink:type="simple">https://www.digikey.ca/en/products/detail/adam-tech/PH1-15-UA/9830359</text:a>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table:formula="of:=[.F14]*[.G14]" office:value-type="float" office:value="0.24" calcext:value-type="float">
            <text:p>0.24</text:p>
          </table:table-cell>
          <table:table-cell office:value-type="string" calcext:value-type="string">
            <text:p><text:a xlink:href="https://www.digikey.ca/en/products/detail/harwin-inc/M20-9980346/3728085" xlink:type="simple">https://www.digikey.ca/en/products/detail/harwin-inc/M20-9980346/3728085</text:a></text:p>
          </table:table-cell>
          <table:table-cell/>
        </table:table-row>
        <table:table-row table:style-name="ro1">
          <table:table-cell office:value-type="string" calcext:value-type="string">
            <text:p>RN1,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Cat16-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 resistor network, parallel topology, split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[.F15]*[.G15]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a/en/products/detail/yageo/YC164-JR-071KL/1005123?s=N4IgTCBcDaIJ4GMCMA2ALAWgFYCcMAYB2JAawBsQBdAXyA" xlink:type="simple">https://www.digikey.ca/en/products/detail/yageo/YC164-JR-071KL/1005123?s=N4IgTCBcDaIJ4GMCMA2ALAWgFYCcMAYB2JAawBsQBdAXyA</text:a>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 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ush button switch, generic, two pins</text:p>
          </table:table-cell>
          <table:table-cell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table:formula="of:=[.F16]*[.G16]" office:value-type="float" office:value="0.98" calcext:value-type="float">
            <text:p>0.98</text:p>
          </table:table-cell>
          <table:table-cell office:value-type="string" calcext:value-type="string">
            <text:p><text:a xlink:href="https://www.digikey.ca/en/products/detail/omron-electronics-inc-emc-div/B3U-1000P/1534338" xlink:type="simple">https://www.digikey.ca/en/products/detail/omron-electronics-inc-emc-div/B3U-1000P/1534338</text:a>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 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7]*[.G17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TP2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est po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18]*[.G18]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1117MP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<text:span text:style-name="T1"><text:a xlink:href="http://www.ti.com/lit/ds/symlink/lm1117.pdf" xlink:type="simple">http://www.ti.com/lit/ds/symlink/lm1117.pdf</text:a></text:span></text:p>
          </table:table-cell>
          <table:table-cell office:value-type="string" calcext:value-type="string">
            <text:p>800mA Low-Dropout Linear Regulator, 5.0V fixed output, SOT-223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table:formula="of:=[.F19]*[.G19]" office:value-type="float" office:value="1.38" calcext:value-type="float">
            <text:p>1.38</text:p>
          </table:table-cell>
          <table:table-cell office:value-type="string" calcext:value-type="string">
            <text:p><text:a xlink:href="https://www.digikey.ca/en/products/detail/texas-instruments/LM1117MP-5-0-NOPB/363590?s=N4IgTCBcDaIDIFkCMKDsCAKBaArAOgAYQBdAXyA" xlink:type="simple">https://www.digikey.ca/en/products/detail/texas-instruments/LM1117MP-5-0-NOPB/363590?s=N4IgTCBcDaIDIFkCMKDsCAKBaArAOgAYQBdAXyA</text:a>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1XS</text:p>
          </table:table-cell>
          <table:table-cell office:value-type="string" calcext:value-type="string">
            <text:p>Package_SO:SSOP-20_3.9x8.7mm_P0.635mm</text:p>
          </table:table-cell>
          <table:table-cell office:value-type="string" calcext:value-type="string">
            <text:p><text:span text:style-name="T1"><text:a xlink:href="https://www.ftdichip.com/Support/Documents/DataSheets/ICs/DS_FT231X.pdf" xlink:type="simple">https://www.ftdichip.com/Support/Documents/DataSheets/ICs/DS_FT231X.pdf</text:a></text:span></text:p>
          </table:table-cell>
          <table:table-cell office:value-type="string" calcext:value-type="string">
            <text:p>Full Speed USB to Full Handshake UART, SSOP-20</text:p>
          </table:table-cell>
          <table:table-cell office:value-type="float" office:value="1" calcext:value-type="float">
            <text:p>1</text:p>
          </table:table-cell>
          <table:table-cell office:value-type="float" office:value="2.34" calcext:value-type="float">
            <text:p>2.34</text:p>
          </table:table-cell>
          <table:table-cell table:formula="of:=[.F20]*[.G20]" office:value-type="float" office:value="2.34" calcext:value-type="float">
            <text:p>2.34</text:p>
          </table:table-cell>
          <table:table-cell office:value-type="string" calcext:value-type="string">
            <text:p><text:a xlink:href="https://www.digikey.ca/en/products/detail/ftdi-future-technology-devices-international-ltd/FT231XS-U/3749471" xlink:type="simple">https://www.digikey.ca/en/products/detail/ftdi-future-technology-devices-international-ltd/FT231XS-U/3749471</text:a>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Tmega328P-M</text:p>
          </table:table-cell>
          <table:table-cell office:value-type="string" calcext:value-type="string">
            <text:p>Package_DFN_QFN:QFN-32-1EP_5x5mm_P0.5mm_EP3.1x3.1mm</text:p>
          </table:table-cell>
          <table:table-cell office:value-type="string" calcext:value-type="string">
            <text:p><text:span text:style-name="T1"><text:a xlink:href="http://ww1.microchip.com/downloads/en/DeviceDoc/ATmega328_P%20AVR%20MCU%20with%20picoPower%20Technology%20Data%20Sheet%2040001984A.pdf" xlink:type="simple">http://ww1.microchip.com/downloads/en/DeviceDoc/ATmega328_P%20AVR%20MCU%20with%20picoPower%20Technology%20Data%20Sheet%2040001984A.pdf</text:a></text:span></text:p>
          </table:table-cell>
          <table:table-cell office:value-type="string" calcext:value-type="string">
            <text:p>20MHz, 32kB Flash, 2kB SRAM, 1kB EEPROM, QFN-32</text:p>
          </table:table-cell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  <table:table-cell table:formula="of:=[.F21]*[.G21]" office:value-type="float" office:value="2.74" calcext:value-type="float">
            <text:p>2.74</text:p>
          </table:table-cell>
          <table:table-cell office:value-type="string" calcext:value-type="string">
            <text:p><text:a xlink:href="https://www.digikey.ca/en/products/detail/microchip-technology/ATMEGA328P-MUR/2357092" xlink:type="simple">https://www.digikey.ca/en/products/detail/microchip-technology/ATMEGA328P-MUR/2357092</text:a>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Resonator_SMD_Murata_CSTxExxV-3Pin_3.0x1.1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hree pin ceramic resonator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formula="of:=[.F22]*[.G22]" office:value-type="float" office:value="0.35" calcext:value-type="float">
            <text:p>0.35</text:p>
          </table:table-cell>
          <table:table-cell office:value-type="string" calcext:value-type="string">
            <text:p><text:a xlink:href="https://www.mouser.ca/ProductDetail/Murata-Electronics/CSTNE16M0V530000R0?qs=y6ZabgHbY%252BzQcQICtMt%2F3w%3D%3D" xlink:type="simple">https://www.mouser.ca/ProductDetail/Murata-Electronics/CSTNE16M0V530000R0?qs=y6ZabgHbY%252BzQcQICtMt%2F3w%3D%3D</text:a></text:p>
          </table:table-cell>
          <table:table-cell office:value-type="string" calcext:value-type="string">
            <text:p>CSTNE16M0V530000R0 </text:p>
          </table:table-cell>
        </table:table-row>
        <table:table-row table:style-name="ro1">
          <table:table-cell table:number-columns-repeated="7"/>
          <table:table-cell table:formula="of:=SUM([.H2:.H22])" office:value-type="float" office:value="13.69" calcext:value-type="float">
            <text:p>13.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21T21:58:07.919205300</dc:date>
    <meta:editing-duration>PT14M52S</meta:editing-duration>
    <meta:editing-cycles>1</meta:editing-cycles>
    <meta:document-statistic meta:table-count="1" meta:cell-count="203" meta:object-count="0"/>
    <meta:generator>LibreOffice/25.2.2.2$Windows_X86_64 LibreOffice_project/7370d4be9e3cf6031a51beef54ff3bda878e3fac</meta:generator>
  </office:meta>
</office:document-meta>
</file>